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Tests.testInlineMapCreation0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Tests.testInlineMapAndProjectionSe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Tests.testRelOperatorsIs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ests.testInlineMapWri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Tests.testInlineMapCreation0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Holder.Map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pTests.testSetConstruction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ests.testInlineMapCreation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ests.checkConstantMap( String expressionText , boolean expectedToBeConsta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apTests.testInlineMapCreation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Tests.testInlineMap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ests.testConstantRepresentation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pTests.testInlineMapWithFunky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ests.testInlineMapAndNe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Tests.testMapKeysThatAreAlsoSpELKeywo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